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4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41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5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14.478cm" svg:height="3.506cm" svg:x="1.016cm" svg:y="0.508cm" presentation:class="title" presentation:user-transformed="true">
          <draw:text-box>
            <text:p text:style-name="P1">Filtre analogique – Solution technique</text:p>
          </draw:text-box>
        </draw:frame>
        <draw:frame draw:style-name="gr1" draw:text-style-name="P2" draw:layer="layout" svg:width="26.416cm" svg:height="8.376cm" svg:x="1.016cm" svg:y="5.391cm">
          <draw:text-box>
            <text:list text:style-name="L2">
              <text:list-item>
                <text:p xml:id="id1" text:id="id1">Mode de fonctionnement “Notch” :</text:p>
                <text:list>
                  <text:list-item>
                    <text:p xml:id="id2" text:id="id2">Mode 1 : Simple, mais bande passante dépendante de f<text:span text:style-name="T1">0</text:span></text:p>
                  </text:list-item>
                  <text:list-item>
                    <text:p xml:id="id3" text:id="id3"><text:span text:style-name="T2">Mode 2 / Mode 3a : Mode 2 non symétrique ?.. à confirmer</text:span></text:p>
                  </text:list-item>
                </text:list>
              </text:list-item>
              <text:list-item>
                <text:p xml:id="id4" text:id="id4"><text:span text:style-name="T2">Méthode depuis gabarit :</text:span></text:p>
                <text:list>
                  <text:list-item>
                    <text:p xml:id="id5" text:id="id5"><text:span text:style-name="T2">Normalisation puis transposition</text:span></text:p>
                  </text:list-item>
                  <text:list-item>
                    <text:p xml:id="id6" text:id="id6"><text:span text:style-name="T2">Détermination de la fonction de transfert transposée</text:span></text:p>
                  </text:list-item>
                  <text:list-item>
                    <text:p xml:id="id7" text:id="id7"><text:span text:style-name="T2">Re-transposition pour récupérer la fonction de transfert désirée</text:span></text:p>
                  </text:list-item>
                  <text:list-item>
                    <text:p xml:id="id8" text:id="id8"><text:span text:style-name="T2">Réalisation de cette fonction de transfert</text:span></text:p>
                  </text:list-item>
                </text:list>
              </text:list-item>
              <text:list-item>
                <text:p xml:id="id9" text:id="id9"><text:span text:style-name="T2">Réglages</text:span></text:p>
                <text:list>
                  <text:list-item>
                    <text:p xml:id="id10" text:id="id10"><text:span text:style-name="T2">Fréquence centrale : modulation de la fréquence d’horloge</text:span></text:p>
                  </text:list-item>
                  <text:list-item>
                    <text:p xml:id="id11" text:id="id11"><text:span text:style-name="T2">Facteur de qualité : modulation de R</text:span><text:span text:style-name="T1">3</text:span><text:span text:style-name="T2"> (potentiomètre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3.095cm" svg:x="18.034cm" svg:y="0.762cm">
          <draw:text-box>
            <text:p text:style-name="P3"><text:span text:style-name="T3">Damien CLAUDEL</text:span><text:span text:style-name="T3"><text:line-break/></text:span><text:span text:style-name="T3">Yohan HARO</text:span><text:span text:style-name="T3"><text:line-break/></text:span><text:span text:style-name="T3">Titouan HUARD</text:span><text:span text:style-name="T3"><text:line-break/></text:span><text:span text:style-name="T3">Robin SHAMSNEJ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1" draw:text-style-name="P1" draw:layer="layout" svg:width="14.478cm" svg:height="3.506cm" svg:x="1.27cm" svg:y="0.558cm" presentation:class="title" presentation:user-transformed="true">
          <draw:text-box>
            <text:p text:style-name="P1">Questions</text:p>
          </draw:text-box>
        </draw:frame>
        <draw:frame draw:style-name="gr4" draw:text-style-name="P2" draw:layer="layout" svg:width="26.416cm" svg:height="6.091cm" svg:x="1.016cm" svg:y="5.391cm">
          <draw:text-box>
            <text:list text:style-name="L2">
              <text:list-item>
                <text:p xml:id="id12" text:id="id12">MF10 datasheet :</text:p>
                <text:list>
                  <text:list-item>
                    <text:p xml:id="id13" text:id="id13">Que signifie f<text:span text:style-name="T1">CLK</text:span>/f<text:span text:style-name="T1">0</text:span> ? (Table 1)</text:p>
                  </text:list-item>
                  <text:list-item>
                    <text:p xml:id="id14" text:id="id14">Différence f<text:span text:style-name="T1">0</text:span> – f<text:span text:style-name="T1">notch</text:span> ?</text:p>
                  </text:list-item>
                </text:list>
              </text:list-item>
              <text:list-item>
                <text:p xml:id="id15" text:id="id15">Méthode du gabarit :</text:p>
                <text:list>
                  <text:list-item>
                    <text:p>Fréquence normalisée / variable complexe normalisée ?</text:p>
                  </text:list-item>
                  <text:list-item>
                    <text:p>Transposition de fonction de transfert 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3.095cm" svg:x="18.034cm" svg:y="0.763cm">
          <draw:text-box>
            <text:p text:style-name="P3"><text:span text:style-name="T3">Damien CLAUDEL</text:span><text:span text:style-name="T3"><text:line-break/></text:span><text:span text:style-name="T3">Yohan HARO</text:span><text:span text:style-name="T3"><text:line-break/></text:span><text:span text:style-name="T3">Titouan HUARD</text:span><text:span text:style-name="T3"><text:line-break/></text:span><text:span text:style-name="T3">Robin SHAMSNEJ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7T11:33:26.568713374</meta:creation-date>
    <meta:editing-duration>PT42M9S</meta:editing-duration>
    <meta:editing-cycles>12</meta:editing-cycles>
    <meta:generator>LibreOffice/6.0.7.3$Linux_X86_64 LibreOffice_project/00m0$Build-3</meta:generator>
    <dc:title>Blue Curve</dc:title>
    <dc:date>2021-09-17T12:15:40.984261415</dc:date>
    <meta:document-statistic meta:object-count="45"/>
  </office:meta>
</office:document-meta>
</file>